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courier new" fo:font-size="9pt"/>
    </style:style>
    <style:style style:name="T4"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Hulk</text:p>
      <text:section text:style-name="Sect1" text:name="pageContent">
        <text:p text:style-name="P3">time limit per test</text:p>
        <text:p text:style-name="P4">1 second</text:p>
        <text:p text:style-name="P3">memory limit per test</text:p>
        <text:p text:style-name="P4">256 megabytes</text:p>
        <text:p text:style-name="P3">input</text:p>
        <text:p text:style-name="P4">standard input</text:p>
        <text:p text:style-name="P3">output</text:p>
        <text:p text:style-name="P4">standard output</text:p>
        <text:p text:style-name="P5">Dr. Bruce Banner hates his enemies (like others don't). As we all know, he can barely talk when he turns into the incredible Hulk. That's why he asked you to help him to express his feelings.</text:p>
        <text:p text:style-name="P5">Hulk likes the Inception so much, and like that his feelings are complicated. They have <text:span text:style-name="T2">n</text:span> layers. The first layer is hate, second one is love, third one is hate and so on...</text:p>
        <text:p text:style-name="P5">For example if <text:span text:style-name="T2">n</text:span><text:span text:style-name="T1"> = 1</text:span>, then his feeling is "<text:span text:style-name="T3">I hate it</text:span>" or if <text:span text:style-name="T2">n</text:span><text:span text:style-name="T1"> = 2</text:span> it's "<text:span text:style-name="T3">I hate that I love it</text:span>", and if <text:span text:style-name="T2">n</text:span><text:span text:style-name="T1"> = 3</text:span> it's "<text:span text:style-name="T3">I hate that I love that I hate it</text:span>" and so on.</text:p>
        <text:p text:style-name="P5">Please help Dr. Banner.</text:p>
        <text:p text:style-name="P7">Input</text:p>
        <text:p text:style-name="P5">The only line of the input contains a single integer <text:span text:style-name="T2">n</text:span> (<text:span text:style-name="T1">1 ≤ </text:span><text:span text:style-name="T2">n</text:span><text:span text:style-name="T1"> ≤ 100</text:span>) — the number of layers of love and hate.</text:p>
        <text:p text:style-name="P7">Output</text:p>
        <text:p text:style-name="P5">Print Dr.Banner's feeling in one line.</text:p>
        <text:p text:style-name="P6">Examples</text:p>
        <text:p text:style-name="P8">input</text:p>
        <text:section text:style-name="Sect1" text:name="id0010943332723220056">
          <text:p text:style-name="P9">Copy</text:p>
        </text:section>
        <text:p text:style-name="P1"><text:bookmark text:name="id0030030347410695746"/>1</text:p>
        <text:p text:style-name="P8">output</text:p>
        <text:section text:style-name="Sect1" text:name="id0033339201538803254">
          <text:p text:style-name="P9">Copy</text:p>
        </text:section>
        <text:p text:style-name="P1"><text:bookmark text:name="id006413848348065676"/>I hate it</text:p>
        <text:p text:style-name="P8">input</text:p>
        <text:section text:style-name="Sect1" text:name="id008900702521563524">
          <text:p text:style-name="P9">Copy</text:p>
        </text:section>
        <text:p text:style-name="P1"><text:bookmark text:name="id007756570838281005"/>2</text:p>
        <text:p text:style-name="P8">output</text:p>
        <text:section text:style-name="Sect1" text:name="id000033990106243269036">
          <text:p text:style-name="P9">Copy</text:p>
        </text:section>
        <text:p text:style-name="P1"><text:bookmark text:name="id0008095064105133387"/>I hate that I love it</text:p>
        <text:p text:style-name="P8">input</text:p>
        <text:section text:style-name="Sect1" text:name="id007350264593092792">
          <text:p text:style-name="P9">Copy</text:p>
        </text:section>
        <text:p text:style-name="P1"><text:bookmark text:name="id0041703110870259685"/>3</text:p>
        <text:p text:style-name="P8">output</text:p>
        <text:section text:style-name="Sect1" text:name="id0009182624063828149">
          <text:p text:style-name="P9">Copy</text:p>
        </text:section>
        <text:p text:style-name="P1"><text:bookmark text:name="id009904958212163446"/>I hate that I love that I hate it</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2T07:32:13.278000000</dc:date>
    <meta:editing-duration>PT10S</meta:editing-duration>
    <meta:editing-cycles>1</meta:editing-cycles>
    <meta:document-statistic meta:table-count="0" meta:image-count="0" meta:object-count="0" meta:page-count="1" meta:paragraph-count="37" meta:word-count="202" meta:character-count="945" meta:non-whitespace-character-count="777"/>
    <meta:generator>LibreOffice/7.2.2.2$Windows_X86_64 LibreOffice_project/02b2acce88a210515b4a5bb2e46cbfb63fe97d56</meta:generator>
  </office:meta>
</office:document-meta>
</file>